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
            <text:p>DocumentStatus</text:p>
          </table:table-cell>
          <table:table-cell table:style-name="ce8" office:value-type="string" office:string-value="Document Status. Details">
            <text:p>Document Status. Details</text:p>
          </table:table-cell>
          <table:table-cell table:style-name="ce8" office:value-type="string" office:string-value=""/>
          <table:table-cell table:style-name="ce8" office:value-type="string" office:string-value="Document Status">
            <text:p>Document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provide information about document status.">
            <text:p>A document used to provide information about document statu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ocument Status. UBL Version Identifier. Identifier">
            <text:p>Document Status. UBL Vers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ocument Status. Customization Identifier. Identifier">
            <text:p>Document Status. Customizat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ocument Status. Profile Identifier. Identifier">
            <text:p>Document Status. Profile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ocument Status. Profile Execution Identifier. Identifier">
            <text:p>Document Status. Profile Execut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ocument Status. Identifier">
            <text:p>Document Status.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ocument Status. Copy_ Indicator. Indicator">
            <text:p>Document Status. Copy_ Indicator. Indicator</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ocument Status. UUID. Identifier">
            <text:p>Document Status. UUID.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ocument Status. Issue Date. Date">
            <text:p>Document Status. Issue Date. Date</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ocument Status. Issue Time. Time">
            <text:p>Document Status. Issue Time. Time</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Document Status. Note. Text">
            <text:p>Document Status. Note. Text</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10" office:value-type="string" office:string-value="Document Status. Signature">
            <text:p>Document Status. Signatur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10" office:value-type="string" office:string-value="Document Status. Sender_ Party. Party">
            <text:p>Document Status. Sender_ Party. Party</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10" office:value-type="string" office:string-value="Document Status. Receiver_ Party. Party">
            <text:p>Document Status. Receiver_ Party. Party</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DocumentResponse">
            <text:p>DocumentResponse</text:p>
          </table:table-cell>
          <table:table-cell table:style-name="ce10" office:value-type="string" office:string-value="Document Status. Document Response">
            <text:p>Document Status. Document Respons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sponse to the document.">
            <text:p>A response to the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sponse">
            <text:p>AdditionalDocumentResponse</text:p>
          </table:table-cell>
          <table:table-cell table:style-name="ce10" office:value-type="string" office:string-value="Document Status. Additional_ Document Response. Document Response">
            <text:p>Document Status. Additional_ Document Response. Document Respons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ocument linked or related to the document for which the status was requested.">
            <text:p>A document linked or related to the document for which the status wa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